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faa1" officeooo:paragraph-rsid="001dfaa1"/>
    </style:style>
    <style:style style:name="P2" style:family="paragraph" style:parent-style-name="Standard">
      <style:paragraph-properties fo:text-align="center" style:justify-single-word="false"/>
      <style:text-properties fo:font-size="20pt" fo:font-weight="bold" officeooo:rsid="001dfaa1" officeooo:paragraph-rsid="001dfaa1" style:font-size-asian="20pt" style:font-weight-asian="bold" style:font-size-complex="20pt" style:font-weight-complex="bold"/>
    </style:style>
    <style:style style:name="P3" style:family="paragraph" style:parent-style-name="Standard" style:list-style-name="L1">
      <style:text-properties fo:font-size="14pt" officeooo:rsid="001dfaa1" officeooo:paragraph-rsid="001dfaa1" style:font-size-asian="14pt" style:font-size-complex="14pt"/>
    </style:style>
    <style:style style:name="T1" style:family="text">
      <style:text-properties officeooo:rsid="001f611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rucciones para el examen</text:p>
      <text:p text:style-name="P1"/>
      <text:list xml:id="list1299477722" text:style-name="L1">
        <text:list-item>
          <text:p text:style-name="P3">Por favor, no te lleves nada a casa. Antes de irte entrega las preguntas, las respuestas del examen y este folio al profesor.</text:p>
        </text:list-item>
        <text:list-item>
          <text:p text:style-name="P3">Recuerda escribir tu nombre, apellidos y DNI en todos los folios del examen, incluido el de las preguntas.</text:p>
        </text:list-item>
        <text:list-item>
          <text:p text:style-name="P3">No se permite el uso de Internet durante la realización del examen. Solo se habilitará el uso de la red para subir la tarea práctica. Cuando hayas terminado dicha parte práctica pide al profesor que habilite la conexión, inicia sesión en Moodle y sube en un archivo comprimido todos los archivos que desees entregar. </text:p>
        </text:list-item>
        <text:list-item>
          <text:p text:style-name="P3">Si necesitas justificante, por favor, pídelo cuanto antes.</text:p>
        </text:list-item>
        <text:list-item>
          <text:p text:style-name="P3">Mantén tu DNI a la vista durante todo el examen.</text:p>
        </text:list-item>
        <text:list-item>
          <text:p text:style-name="P3">No uses el móvil. Por favor apágalo.</text:p>
        </text:list-item>
        <text:list-item>
          <text:p text:style-name="P3">Cualquier intento de copia, <text:span text:style-name="T1">cambio de folios</text:span>, paso de información a compañeros, uso del móvil sin autorización y/o conducta que a juicio del profesor suponga una ruptura de las normas implicará automáticamente un 0 en este exam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5T13:36:26.009130198</meta:creation-date>
    <dc:date>2020-02-05T09:31:25.794000000</dc:date>
    <meta:editing-duration>PT15M34S</meta:editing-duration>
    <meta:editing-cycles>2</meta:editing-cycles>
    <meta:generator>LibreOffice/5.3.6.1$Windows_x86 LibreOffice_project/686f202eff87ef707079aeb7f485847613344eb7</meta:generator>
    <meta:document-statistic meta:table-count="0" meta:image-count="0" meta:object-count="0" meta:page-count="1" meta:paragraph-count="8" meta:word-count="168" meta:character-count="955" meta:non-whitespace-character-count="801"/>
  </office:meta>
</office:document-meta>
</file>